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4a88e"/>
    </style:style>
    <style:style style:name="P2" style:family="paragraph" style:parent-style-name="Standard">
      <style:text-properties officeooo:rsid="001521a4" officeooo:paragraph-rsid="001521a4"/>
    </style:style>
    <style:style style:name="P3" style:family="paragraph" style:parent-style-name="Standard">
      <style:text-properties officeooo:rsid="0016bf3a" officeooo:paragraph-rsid="0016bf3a"/>
    </style:style>
    <style:style style:name="P4" style:family="paragraph" style:parent-style-name="Standard">
      <style:text-properties style:font-name="Times New Roman" officeooo:rsid="0016bf3a" officeooo:paragraph-rsid="0016bf3a"/>
    </style:style>
    <style:style style:name="P5" style:family="paragraph" style:parent-style-name="Preformatted_20_Text">
      <style:text-properties fo:color="#000000" style:font-name="Courier New" fo:font-size="9pt" officeooo:paragraph-rsid="0016bf3a"/>
    </style:style>
    <style:style style:name="P6" style:family="paragraph" style:parent-style-name="Preformatted_20_Text">
      <style:text-properties fo:color="#808000" style:font-name="Courier New" fo:font-size="9pt" officeooo:rsid="0016bf3a" officeooo:paragraph-rsid="0016bf3a"/>
    </style:style>
    <style:style style:name="P7" style:family="paragraph" style:parent-style-name="Preformatted_20_Text">
      <style:paragraph-properties fo:margin-top="0cm" fo:margin-bottom="0.499cm" loext:contextual-spacing="false"/>
      <style:text-properties fo:color="#000000" style:font-name="Courier New" fo:font-size="9pt"/>
    </style:style>
    <style:style style:name="P8" style:family="paragraph" style:parent-style-name="Preformatted_20_Text">
      <style:text-properties fo:color="#000000"/>
    </style:style>
    <style:style style:name="P9" style:family="paragraph" style:parent-style-name="Preformatted_20_Text">
      <style:text-properties fo:color="#000000" style:font-name="Courier New" fo:font-size="9pt"/>
    </style:style>
    <style:style style:name="P10" style:family="paragraph" style:parent-style-name="Preformatted_20_Text">
      <style:text-properties fo:color="#000000" officeooo:rsid="0016bf3a" officeooo:paragraph-rsid="0016bf3a"/>
    </style:style>
    <style:style style:name="P11" style:family="paragraph" style:parent-style-name="Preformatted_20_Text">
      <style:text-properties fo:color="#000000" officeooo:paragraph-rsid="0016bf3a"/>
    </style:style>
    <style:style style:name="P12" style:family="paragraph" style:parent-style-name="Preformatted_20_Text">
      <style:text-properties fo:color="#000000" style:font-name="Times New Roman" fo:font-size="12pt" officeooo:rsid="0016bf3a" officeooo:paragraph-rsid="0016bf3a" style:font-size-asian="10.5pt" style:font-size-complex="12pt"/>
    </style:style>
    <style:style style:name="T1" style:family="text">
      <style:text-properties officeooo:rsid="0014a88e"/>
    </style:style>
    <style:style style:name="T2" style:family="text">
      <style:text-properties fo:color="#008000" style:font-name="Courier New" fo:font-size="9pt" fo:font-weight="bold"/>
    </style:style>
    <style:style style:name="T3" style:family="text">
      <style:text-properties fo:color="#000000" style:font-name="Courier New" fo:font-size="9pt"/>
    </style:style>
    <style:style style:name="T4" style:family="text">
      <style:text-properties fo:color="#000000" style:font-name="Courier New" fo:font-size="9pt" fo:background-color="#e4e4ff" loext:char-shading-value="0"/>
    </style:style>
    <style:style style:name="T5" style:family="text">
      <style:text-properties fo:color="#660e7a" style:font-name="Courier New" fo:font-size="9pt" fo:font-weight="bold"/>
    </style:style>
    <style:style style:name="T6" style:family="text">
      <style:text-properties fo:color="#660e7a" style:font-name="Courier New" fo:font-size="9pt" fo:font-style="italic" fo:font-weight="bold"/>
    </style:style>
    <style:style style:name="T7" style:family="text">
      <style:text-properties fo:color="#000080" fo:font-weight="bold"/>
    </style:style>
    <style:style style:name="T8" style:family="text">
      <style:text-properties fo:color="#000080" style:font-name="Courier New" fo:font-size="9pt" fo:font-weight="bold"/>
    </style:style>
    <style:style style:name="T9" style:family="text">
      <style:text-properties fo:color="#000080" style:font-name="Courier New" fo:font-size="9pt" fo:font-weight="bold" officeooo:rsid="0016bf3a" style:font-size-asian="10.5pt" style:font-size-complex="12pt"/>
    </style:style>
    <style:style style:name="T10" style:family="text">
      <style:text-properties style:font-name="Courier New"/>
    </style:style>
    <style:style style:name="T11" style:family="text">
      <style:text-properties style:font-name="Courier New" fo:font-size="9pt"/>
    </style:style>
    <style:style style:name="T12" style:family="text">
      <style:text-properties fo:color="#808080"/>
    </style:style>
    <style:style style:name="T13" style:family="text">
      <style:text-properties fo:color="#808080" style:font-name="Courier New" fo:font-size="9pt" fo:font-style="italic"/>
    </style:style>
    <style:style style:name="T14" style:family="text">
      <style:text-properties officeooo:rsid="001756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ird one here. Created a fragemnt/activity pair, simply with a textview and a button. Click the button and </text:span><text:span text:style-name="T4">mChatMoo</text:span><text:span text:style-name="T3">.setText(</text:span><text:span text:style-name="T2">"hello"</text:span><text:span text:style-name="T3">); </text:span><text:span text:style-name="T1">gets called. But it doesn't change anything.</text:span></text:p>
      <text:p text:style-name="P1"/>
      <text:p text:style-name="P2">Trying to set the text with a literal might have been part of it, but replaing it witha variable doesn't solve the problem.</text:p>
      <text:p text:style-name="P2"/>
      <text:p text:style-name="P3">The error was here</text:p>
      <text:p text:style-name="P3"/>
      <text:p text:style-name="P6">@Override</text:p>
      <text:p text:style-name="P9"><text:span text:style-name="T7">public </text:span>View onCreateView(LayoutInflater inflater, ViewGroup container,</text:p>
      <text:p text:style-name="P8"><text:s text:c="25"/><text:span text:style-name="T11">Bundle savedInstanceState) {</text:span></text:p>
      <text:p text:style-name="P8"><text:s text:c="4"/><text:span text:style-name="T13">// Inflate the layout for this fragment</text:span></text:p>
      <text:p text:style-name="P8"><text:span text:style-name="T12"><text:s text:c="4"/></text:span><text:span text:style-name="T8">super</text:span><text:span text:style-name="T11">.onCreate(savedInstanceState);</text:span></text:p>
      <text:p text:style-name="P8"><text:s text:c="4"/><text:span text:style-name="T5">rootView </text:span><text:span text:style-name="T11">= inflater.inflate(R.layout.</text:span><text:span text:style-name="T6">chat_fragment</text:span><text:span text:style-name="T11">, container, </text:span><text:span text:style-name="T8">false</text:span><text:span text:style-name="T11">);</text:span></text:p>
      <text:p text:style-name="P8"><text:s text:c="4"/><text:span text:style-name="T8">return </text:span><text:span text:style-name="T11">inflater.inflate(R.layout.</text:span><text:span text:style-name="T6">chat_fragment</text:span><text:span text:style-name="T11">, container, </text:span><text:span text:style-name="T8">false</text:span><text:span text:style-name="T11">);</text:span></text:p>
      <text:p text:style-name="P7">}</text:p>
      <text:p text:style-name="P4">The inflated object being passed to rootView was different to the object being returned from onCreateView. Thus whenever any object was refered to using rootview, that object (which isn't actually on the screen) will be called. This is correct</text:p>
      <text:p text:style-name="P5"/>
      <text:p text:style-name="P11"><text:s text:c="4"/><text:span text:style-name="T5">rootView </text:span><text:span text:style-name="T11">= inflater.inflate(R.layout.</text:span><text:span text:style-name="T6">chat_fragment</text:span><text:span text:style-name="T11">, container, </text:span><text:span text:style-name="T8">false</text:span><text:span text:style-name="T11">);</text:span></text:p>
      <text:p text:style-name="P10"><text:s text:c="4"/><text:span text:style-name="T8">return </text:span><text:span text:style-name="T5">rootView</text:span><text:span text:style-name="T11">;</text:span></text:p>
      <text:p text:style-name="P10"><text:span text:style-name="T11"/></text:p>
      <text:p text:style-name="P12">This will also work in isolation:</text:p>
      <text:p text:style-name="P12"/>
      <text:p text:style-name="P11"><text:s/><text:span text:style-name="T9">return </text:span><text:span text:style-name="T11">inflater.inflate(R.layout.</text:span><text:span text:style-name="T6">chat_fragment</text:span><text:span text:style-name="T11">, container, </text:span><text:span text:style-name="T8">false</text:span><text:span text:style-name="T11">);</text:span></text:p>
      <text:p text:style-name="P12"><text:span text:style-name="T11"/></text:p>
      <text:p text:style-name="P12">But you will have to grab the inflated view later (somehow?) to refer to the other <text:span text:style-name="T14">views in the inflated 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23S</meta:editing-duration>
    <meta:editing-cycles>4</meta:editing-cycles>
    <meta:generator>LibreOffice/5.0.1.2$Windows_x86 LibreOffice_project/81898c9f5c0d43f3473ba111d7b351050be20261</meta:generator>
    <dc:date>2016-08-28T11:32:44.610000000</dc:date>
    <meta:document-statistic meta:table-count="0" meta:image-count="0" meta:object-count="0" meta:page-count="1" meta:paragraph-count="17" meta:word-count="158" meta:character-count="1226" meta:non-whitespace-character-count="1035"/>
    <meta:user-defined meta:name="Info 1"/>
    <meta:user-defined meta:name="Info 2"/>
    <meta:user-defined meta:name="Info 3"/>
    <meta:user-defined meta:name="Info 4"/>
  </office:meta>
</office:document-meta>
</file>